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BilansPE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BilansPE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BilansPEN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float" office:value="34.6">
            <text:p>34.6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float" office:value="20.1665466088731">
            <text:p>20.1665466089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float" office:value="-62.1371840128953">
            <text:p>-62.1371840129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float" office:value="-56.5343195133836">
            <text:p>-56.5343195134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float" office:value="-169.556087599909">
            <text:p>-169.5560875999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float" office:value="-205.385539633805">
            <text:p>-205.3855396338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float" office:value="-124.473761740395">
            <text:p>-124.4737617404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float" office:value="-93.6503083706858">
            <text:p>-93.6503083707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float" office:value="-43.013282618594">
            <text:p>-43.0132826186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float" office:value="-7.82399983409617">
            <text:p>-7.8239998341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float" office:value="6.34414013993849">
            <text:p>6.3441401399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float" office:value="34.8">
            <text:p>34.8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float" office:value="7.20058999286277">
            <text:p>7.2005899929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float" office:value="-81.8018916318893">
            <text:p>-81.8018916319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float" office:value="-150.469220967704">
            <text:p>-150.4692209677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float" office:value="-161.559046212215">
            <text:p>-161.5590462122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float" office:value="-199.183699316585">
            <text:p>-199.1836993166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float" office:value="-184.561574808202">
            <text:p>-184.5615748082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float" office:value="-137.258421152926">
            <text:p>-137.2584211529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float" office:value="-73.904529866094">
            <text:p>-73.9045298661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float" office:value="-35.4460942891129">
            <text:p>-35.4460942891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float" office:value="-2.46704479054253">
            <text:p>-2.4670447905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float" office:value="13.6">
            <text:p>13.6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float" office:value="13.4">
            <text:p>13.4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float" office:value="-6.6997795287513">
            <text:p>-6.6997795288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float" office:value="-46.315513545625">
            <text:p>-46.3155135456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float" office:value="-82.922212357598">
            <text:p>-82.9222123576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float" office:value="-194.908417391086">
            <text:p>-194.9084173911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float" office:value="-204.241469260486">
            <text:p>-204.2414692605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float" office:value="-195.311964796729">
            <text:p>-195.3119647967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float" office:value="-135.371549427256">
            <text:p>-135.3715494273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float" office:value="-68.5639225349353">
            <text:p>-68.5639225349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float" office:value="-25.5924618569254">
            <text:p>-25.5924618569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float" office:value="42.142098652171">
            <text:p>42.1420986522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float" office:value="23.2942490040455">
            <text:p>23.294249004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14:03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lansPEN" style:display-name="PageStyle_BilansP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4:03:45.86</dc:date>
    <dc:creator>Miljan </dc:creator>
    <meta:document-statistic meta:table-count="1" meta:cell-count="75" meta:object-count="0"/>
    <meta:generator>OpenOffice/4.1.5$Win32 OpenOffice.org_project/415m1$Build-9789</meta:generator>
  </office:meta>
</office:document-meta>
</file>